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31.61mm"/>
    </style:style>
    <style:style style:name="co4" style:family="table-column">
      <style:table-column-properties fo:break-before="auto" style:column-width="24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4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4" table:default-cell-style-name="ce9"/>
        <table:table-column table:style-name="co1" table:default-cell-style-name="ce12"/>
        <table:table-column table:style-name="co4" table:default-cell-style-name="ce12"/>
        <table:table-column table:style-name="co1" table:default-cell-style-name="ce12"/>
        <table:table-column table:style-name="co1" table:number-columns-repeated="3" table:default-cell-style-name="ce2"/>
        <table:table-column table:style-name="co1" table:number-columns-repeated="2" table:default-cell-style-name="ce6"/>
        <table:table-column table:style-name="co1" table:number-columns-repeated="4" table:default-cell-style-name="ce2"/>
        <table:table-column table:style-name="co1" table:default-cell-style-name="ce14"/>
        <table:table-column table:style-name="co1" table:number-columns-repeated="3" table:default-cell-style-name="ce2"/>
        <table:table-row table:style-name="ro1">
          <table:table-cell/>
          <table:table-cell table:style-name="Default" table:number-columns-repeated="14"/>
          <table:table-cell table:number-columns-repeated="2"/>
          <table:table-cell table:style-name="Default" table:number-columns-repeated="21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Project_Na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dule_Na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case_I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ver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Dat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re-condi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ing_Type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Brief_Description</text:p>
          </table:table-cell>
          <table:covered-table-cell table:style-name="ce4"/>
          <table:table-cell table:style-name="ce5" office:value-type="string" calcext:value-type="string">
            <text:p>Step_Number</text:p>
          </table:table-cell>
          <table:table-cell table:style-name="ce1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Expected_Result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Actual_Result</text:p>
          </table:table-cell>
          <table:covered-table-cell table:number-columns-repeated="2" table:style-name="ce1"/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Comments</text:p>
          </table:table-cell>
          <table:table-cell table:style-name="ce1" office:value-type="string" calcext:value-type="string" table:number-columns-spanned="2" table:number-rows-spanned="1">
            <text:p>Author_Na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eviewed_By</text:p>
          </table:table-cell>
          <table:covered-table-cell table:style-name="ce1"/>
          <table:table-cell table:style-name="ce13" office:value-type="string" calcext:value-type="string" table:number-columns-spanned="2" table:number-rows-spanned="1">
            <text:p>Reviewed_Date/</text:p>
            <text:p>Approved_Dat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pproved_By</text:p>
          </table:table-cell>
          <table:covered-table-cell table:style-name="ce1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1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After login user should able to click </text:p>
            <text:p>On organizations</text:p>
          </table:table-cell>
          <table:covered-table-cell table:style-name="ce2"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Organization page should be open</text:p>
            <text:p> After clicking on organization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covered-table-cell table:number-columns-repeated="2" table:style-name="ce2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covered-table-cell table:number-columns-repeated="2" table:style-name="ce2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covered-table-cell table:number-columns-repeated="2" table:style-name="ce2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covered-table-cell table:number-columns-repeated="2" table:style-name="ce2"/>
          <table:table-cell table:style-name="Default"/>
          <table:table-cell table:style-name="ce8" table:number-columns-spanned="4" table:number-rows-spanned="1"/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2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After login user should able </text:p>
            <text:p>To click  On create organizations</text:p>
          </table:table-cell>
          <table:covered-table-cell table:style-name="ce2"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Create Organization page should be open  </text:p>
            <text:p>After clicking on Create </text:p>
            <text:p>Organization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Password:admin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covered-table-cell table:number-columns-repeated="2" table:style-name="ce2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office:value-type="string" calcext:value-type="string">
            <text:p><text:s/>After clicking on organization feature</text:p>
          </table:covered-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covered-table-cell table:number-columns-repeated="2" table:style-name="ce2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covered-table-cell table:number-columns-repeated="2" table:style-name="ce2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covered-table-cell table:number-columns-repeated="2" table:style-name="ce2"/>
          <table:table-cell table:style-name="Default"/>
          <table:table-cell table:style-name="ce8" table:number-columns-spanned="4" table:number-rows-spanned="1"/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 table:style-name="ce2"/>
          <table:table-cell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3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After login user should able to click </text:p>
            <text:p>On Search in organizations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<text:span text:style-name="T1">Search in organizations</text:span> page </text:p>
            <text:p>should be open</text:p>
            <text:p><text:span text:style-name="T1"> After clicking on Search </text:span></text:p>
            <text:p><text:span text:style-name="T1">In organizations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Search i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table:style-name="Default"/>
          <table:table-cell table:style-name="ce8" table:number-columns-spanned="4" table:number-rows-spanned="1"/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4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After login user should able to click </text:p>
            <text:p>On Open Calender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<text:span text:style-name="T1">Calender</text:span> popup </text:p>
            <text:p>should be open</text:p>
            <text:p><text:span text:style-name="T1"> After clicking on Open Calender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Open Calender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/>
          <table:table-cell table:style-name="ce2" table:number-columns-repeated="4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5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After login user should able to click </text:p>
            <text:p>On Show world clock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<text:span text:style-name="T1">Clock</text:span> pop-up </text:p>
            <text:p>should be open</text:p>
            <text:p><text:span text:style-name="T1"> After clicking on Show world clock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Show world clock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/>
          <table:table-cell table:style-name="ce2" table:number-columns-repeated="4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6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After login user should able to click </text:p>
            <text:p>On Open Calculator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<text:span text:style-name="T1">Calculator</text:span> pop-up </text:p>
            <text:p>should be open</text:p>
            <text:p><text:span text:style-name="T1"> After clicking on Open Calculator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Open Calculator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/>
          <table:table-cell table:style-name="ce2" table:number-columns-repeated="4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7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After login user should able to click </text:p>
            <text:p>On Chat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<text:span text:style-name="T1">Chat window</text:span> pop-up</text:p>
            <text:p>should be open</text:p>
            <text:p><text:span text:style-name="T1"> After clicking on chat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hat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/>
          <table:table-cell table:style-name="ce2" table:number-columns-repeated="4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8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After login user should able to click </text:p>
            <text:p>On Last Viewed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<text:span text:style-name="T1">Last Viewed pop-up</text:span></text:p>
            <text:p>should be open</text:p>
            <text:p><text:span text:style-name="T1"> After clicking on Last Viewed feature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Last Viewed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/>
          <table:table-cell table:style-name="ce2" table:number-columns-repeated="4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9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After login user should able to click </text:p>
            <text:p>On Import Organizati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<text:span text:style-name="T1"> Import Organization details</text:span></text:p>
            <text:p>should be open</text:p>
            <text:p><text:span text:style-name="T1"> After clicking on</text:span></text:p>
            <text:p><text:span text:style-name="T1">Import Organization feature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<text:s/>Import Organization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/>
          <table:table-cell table:style-name="ce2" table:number-columns-repeated="4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10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After login user should able to click </text:p>
            <text:p>On Export Organizati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<text:span text:style-name="T1">Export Organization details</text:span></text:p>
            <text:p>should be open</text:p>
            <text:p><text:span text:style-name="T1"> After clicking on</text:span></text:p>
            <text:p><text:span text:style-name="T1">Export Organization feature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<text:s/>Export Organization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/>
          <table:table-cell table:style-name="ce2" table:number-columns-repeated="4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11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After login user should able to click </text:p>
            <text:p>On Find Duplicates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<text:span text:style-name="T1"> Find Duplicates</text:span></text:p>
            <text:p>should be open</text:p>
            <text:p><text:span text:style-name="T1"> After clicking on</text:span></text:p>
            <text:p><text:span text:style-name="T1"> Find Duplicates features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<text:s/>Find Duplicate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/>
          <table:table-cell table:style-name="ce2" table:number-columns-repeated="4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12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After login user should able to click </text:p>
            <text:p>On Organizations settings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<text:span text:style-name="T1">Organizations settings</text:span></text:p>
            <text:p>should be open</text:p>
            <text:p><text:span text:style-name="T1"> After clicking on</text:span></text:p>
            <text:p><text:span text:style-name="T1">Organizations settings features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Organizations setting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/>
          <table:table-cell table:style-name="ce2" table:number-columns-repeated="4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13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Search for text field </text:p>
            <text:p>should be present on page </text:p>
            <text:p>And is visible to the user  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<text:span text:style-name="T1">Search for text field </text:span></text:p>
            <text:p><text:span text:style-name="T1">should be present on Organization page 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table:style-name="Default"/>
          <table:table-cell table:number-columns-spanned="4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/>
          <table:table-cell table:style-name="ce2" table:number-columns-repeated="4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14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User should able to pass </text:p>
            <text:p>Input to the Search for text field.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<text:span text:style-name="T1">Search for text field </text:span></text:p>
            <text:p><text:span text:style-name="T1">should accept the input.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Enter the input in the search for text field.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/>
          <table:table-cell table:style-name="ce2" table:number-columns-repeated="4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15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User should able </text:p>
            <text:p>To click on save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<text:span text:style-name="T1">After clicking on save button,</text:span></text:p>
            <text:p><text:span text:style-name="T1">Pop-up should be open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Click on save</text:p>
          </table:table-cell>
          <table:covered-table-cell table:number-columns-repeated="3" table:style-name="ce2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16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User should able </text:p>
            <text:p>to click on cancel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After clicking on cancel button, </text:p>
            <text:p>Organization home page </text:p>
            <text:p>Should be open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Click on cancel</text:p>
          </table:table-cell>
          <table:covered-table-cell table:number-columns-repeated="3" table:style-name="ce2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17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User should able </text:p>
            <text:p>to click on search now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After clicking on search now button, </text:p>
            <text:p>New page </text:p>
            <text:p>Should be open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Click on search now</text:p>
          </table:table-cell>
          <table:covered-table-cell table:number-columns-repeated="3" table:style-name="ce2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18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Integration Testing</text:p>
          </table:table-cell>
          <table:covered-table-cell/>
          <table:table-cell table:style-name="ce3" office:value-type="string" calcext:value-type="string" table:number-columns-spanned="2" table:number-rows-spanned="5">
            <text:p>User should able </text:p>
            <text:p>to click on delete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After clicking on delete button, </text:p>
            <text:p>Organization should be deleted.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Select one Organization name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click on delete button</text:p>
          </table:table-cell>
          <table:covered-table-cell table:number-columns-repeated="3" table:style-name="ce2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19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User should able </text:p>
            <text:p>to click on send mail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After clicking on send mail button, </text:p>
            <text:p>Pop-up should be opened..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send mail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 office:value-type="float" office:value="5" calcext:value-type="float">
            <text:p>5</text:p>
          </table:table-cell>
          <table:table-cell table:style-name="ce7" table:number-columns-spanned="4" table:number-rows-spanned="1"/>
          <table:covered-table-cell table:number-columns-repeated="3" table:style-name="ce2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20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User should able </text:p>
            <text:p>to click on send sms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After clicking on send sms button, </text:p>
            <text:p>Pop-up should be opened..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send sm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 office:value-type="float" office:value="5" calcext:value-type="float">
            <text:p>5</text:p>
          </table:table-cell>
          <table:table-cell table:style-name="ce7" table:number-columns-spanned="4" table:number-rows-spanned="1"/>
          <table:covered-table-cell table:number-columns-repeated="3" table:style-name="ce2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21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Verify Industry drop down has </text:p>
            <text:p>Default selected opti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On create organization,</text:p>
            <text:p> check industry drop down </text:p>
            <text:p>Has default selected option or no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 table:style-name="Default"/>
          <table:table-cell table:style-name="ce7" table:number-columns-spanned="4" table:number-rows-spanned="1"/>
          <table:covered-table-cell table:number-columns-repeated="3" table:style-name="ce2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22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Verify type drop down has </text:p>
            <text:p>Default selected opti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On create organization,</text:p>
            <text:p> check type drop down </text:p>
            <text:p>Has default selected option or no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 table:style-name="Default"/>
          <table:table-cell table:style-name="ce7" table:number-columns-spanned="4" table:number-rows-spanned="1"/>
          <table:covered-table-cell table:number-columns-repeated="3" table:style-name="ce2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23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Verify rating drop down has </text:p>
            <text:p>Default selected opti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On create organization,</text:p>
            <text:p> check rating drop down </text:p>
            <text:p>Has default selected option or no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 table:style-name="Default"/>
          <table:table-cell table:style-name="ce7" table:number-columns-spanned="4" table:number-rows-spanned="1"/>
          <table:covered-table-cell table:number-columns-repeated="3" table:style-name="ce2"/>
          <table:covered-table-cell table:number-columns-repeated="3"/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2" table:number-rows-spanned="1">
            <text:p>V-tiger</text:p>
          </table:table-cell>
          <table:covered-table-cell/>
          <table:table-cell office:value-type="string" calcext:value-type="string" table:number-columns-spanned="2" table:number-rows-spanned="1">
            <text:p>Organization</text:p>
          </table:table-cell>
          <table:covered-table-cell/>
          <table:table-cell office:value-type="string" calcext:value-type="string" table:number-columns-spanned="2" table:number-rows-spanned="1">
            <text:p>Organization_24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  <table:table-cell office:value-type="string" calcext:value-type="string" table:number-columns-spanned="2" table:number-rows-spanned="1">
            <text:p>username:admin</text:p>
            <text:p>Password:admin</text:p>
          </table:table-cell>
          <table:covered-table-cell/>
          <table:table-cell office:value-type="string" calcext:value-type="string" table:number-columns-spanned="2" table:number-rows-spanned="1">
            <text:p>User should be logged in</text:p>
          </table:table-cell>
          <table:covered-table-cell/>
          <table:table-cell office:value-type="string" calcext:value-type="string" table:number-columns-spanned="2" table:number-rows-spanned="1">
            <text:p>Functionality Testing</text:p>
          </table:table-cell>
          <table:covered-table-cell/>
          <table:table-cell table:style-name="ce3" office:value-type="string" calcext:value-type="string" table:number-columns-spanned="2" table:number-rows-spanned="5">
            <text:p>Verify filter drop down has </text:p>
            <text:p>Default selected opti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 table:style-name="ce10"/>
          <table:table-cell table:style-name="ce11" office:value-type="string" calcext:value-type="string" table:number-columns-spanned="3" table:number-rows-spanned="5">
            <text:p>check filter drop down </text:p>
            <text:p>Has default selected option or no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 table:style-name="ce10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3"/>
          <table:table-cell table:style-name="Default"/>
          <table:table-cell table:number-columns-spanned="4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"/>
          <table:table-cell table:number-columns-repeated="13"/>
          <table:covered-table-cell table:number-columns-repeated="2" table:style-name="ce2"/>
          <table:table-cell table:style-name="Default"/>
          <table:table-cell table:style-name="ce7" table:number-columns-spanned="4" table:number-rows-spanned="1"/>
          <table:covered-table-cell table:number-columns-repeated="3" table:style-name="ce2"/>
          <table:covered-table-cell table:number-columns-repeated="3"/>
          <table:table-cell table:number-columns-repeated="13"/>
        </table:table-row>
        <table:table-row table:style-name="ro1" table:number-rows-repeated="21">
          <table:table-cell table:number-columns-repeated="15"/>
          <table:table-cell table:style-name="ce2" table:number-columns-repeated="2"/>
          <table:table-cell/>
          <table:table-cell table:style-name="ce2" table:number-columns-repeated="7"/>
          <table:table-cell table:number-columns-repeated="13"/>
        </table:table-row>
        <table:table-row table:style-name="ro1">
          <table:table-cell table:number-columns-repeated="15"/>
          <table:table-cell table:style-name="ce2" table:number-columns-repeated="2"/>
          <table:table-cell/>
          <table:table-cell table:style-name="ce2" table:number-columns-repeated="7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2T00:34:39.669000000</meta:creation-date>
    <dc:date>2024-01-02T03:53:22.269000000</dc:date>
    <meta:editing-duration>PT2H3M57S</meta:editing-duration>
    <meta:editing-cycles>17</meta:editing-cycles>
    <meta:generator>XLSX_Editor/6.2.8.2$Windows_x86 LibreOffice_project/</meta:generator>
    <meta:document-statistic meta:table-count="1" meta:cell-count="434" meta:object-count="0"/>
  </office:meta>
</office:document-meta>
</file>